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2033"/>
    </style:style>
    <style:style style:name="P2" style:family="paragraph" style:parent-style-name="Standard">
      <style:text-properties officeooo:rsid="000c2033" officeooo:paragraph-rsid="000c2033"/>
    </style:style>
    <style:style style:name="T1" style:family="text">
      <style:text-properties officeooo:rsid="000c20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M policy demo repo</text:span></text:p>
      <text:p text:style-name="Standard"><text:a xlink:type="simple" xlink:href="https://github.com/tcmcginnis/rhacm-policy-demo/blob/main/kustomization.yaml" text:style-name="Internet_20_link" text:visited-style-name="Visited_20_Internet_20_Link">https://github.com/tcmcginnis/rhacm-policy-demo/blob/main/kustomization.yaml</text:a></text:p>
      <text:p text:style-name="Standard"/>
      <text:p text:style-name="P2">Kustomize module and usage docs</text:p>
      <text:p text:style-name="Standard"><text:a xlink:type="simple" xlink:href="https://github.com/kubernetes-sigs/kustomize" text:style-name="Internet_20_link" text:visited-style-name="Visited_20_Internet_20_Link">https://github.com/kubernetes-sigs/kustomize</text:a></text:p>
      <text:p text:style-name="Standard"/>
      <text:p text:style-name="P2">ACM module for kustomize – usage and installation docs</text:p>
      <text:p text:style-name="Standard"><text:a xlink:type="simple" xlink:href="https://github.com/open-cluster-management-io/policy-generator-plugin" text:style-name="Internet_20_link" text:visited-style-name="Visited_20_Internet_20_Link">https://github.com/open-cluster-management-io/policy-generator-plugin</text:a></text:p>
      <text:p text:style-name="Standard"/>
      <text:p text:style-name="P1"><text:span text:style-name="T1">My Automation for Openstack….. Also includes automation of ACM policies</text:span></text:p>
      <text:p text:style-name="Standard"><text:a xlink:type="simple" xlink:href="https://github.com/tcmcginnis/acm-openstack-automation" text:style-name="Internet_20_link" text:visited-style-name="Visited_20_Internet_20_Link">https://github.com/tcmcginnis/acm-openstack-automation</text:a></text:p>
      <text:p text:style-name="Standard"><text:a xlink:type="simple" xlink:href="https://github.com/tcmcginnis/acm-openstack-automation/tree/main/roles/acm-add-cluster-policy/tasks" text:style-name="Internet_20_link" text:visited-style-name="Visited_20_Internet_20_Link">https://github.com/tcmcginnis/acm-openstack-automation/tree/main/roles/acm-add-cluster-policy/tasks</text:a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2:34:13.085475624</meta:creation-date>
    <dc:date>2025-01-29T16:21:55.311099897</dc:date>
    <meta:editing-duration>PT3H36M44S</meta:editing-duration>
    <meta:editing-cycles>1</meta:editing-cycles>
    <meta:document-statistic meta:table-count="0" meta:image-count="0" meta:object-count="0" meta:page-count="1" meta:paragraph-count="9" meta:word-count="32" meta:character-count="518" meta:non-whitespace-character-count="494"/>
    <meta:generator>LibreOffice/24.2.7.2$Linux_X86_64 LibreOffice_project/420$Build-2</meta:generator>
  </office:meta>
</office:document-meta>
</file>